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297e"/>
    </style:style>
    <style:style style:name="P2" style:family="paragraph" style:parent-style-name="Standard" style:list-style-name="L1">
      <style:text-properties officeooo:paragraph-rsid="00243585"/>
    </style:style>
    <style:style style:name="P3" style:family="paragraph" style:parent-style-name="Standard" style:list-style-name="L1">
      <style:text-properties officeooo:paragraph-rsid="00259ffa"/>
    </style:style>
    <style:style style:name="P4" style:family="paragraph" style:parent-style-name="Standard" style:list-style-name="L1">
      <style:text-properties officeooo:paragraph-rsid="00277926"/>
    </style:style>
    <style:style style:name="P5" style:family="paragraph" style:parent-style-name="Standard" style:list-style-name="L1">
      <style:text-properties officeooo:rsid="001b297e" officeooo:paragraph-rsid="001b297e"/>
    </style:style>
    <style:style style:name="P6" style:family="paragraph" style:parent-style-name="Standard" style:list-style-name="L1">
      <style:text-properties officeooo:rsid="001b297e" officeooo:paragraph-rsid="002c29a0"/>
    </style:style>
    <style:style style:name="P7" style:family="paragraph" style:parent-style-name="Standard" style:list-style-name="L1">
      <style:text-properties officeooo:rsid="001cce77" officeooo:paragraph-rsid="001cce77"/>
    </style:style>
    <style:style style:name="P8" style:family="paragraph" style:parent-style-name="Standard" style:list-style-name="L1">
      <style:text-properties officeooo:rsid="001cce77" officeooo:paragraph-rsid="0029000f"/>
    </style:style>
    <style:style style:name="P9" style:family="paragraph" style:parent-style-name="Standard" style:list-style-name="L1">
      <style:text-properties officeooo:rsid="00243585" officeooo:paragraph-rsid="00243585"/>
    </style:style>
    <style:style style:name="P10" style:family="paragraph" style:parent-style-name="Standard" style:list-style-name="L1">
      <style:text-properties officeooo:rsid="001e3f59" officeooo:paragraph-rsid="001e3f59"/>
    </style:style>
    <style:style style:name="P11" style:family="paragraph" style:parent-style-name="Standard" style:list-style-name="L1">
      <style:text-properties officeooo:rsid="00259ffa" officeooo:paragraph-rsid="00259ffa"/>
    </style:style>
    <style:style style:name="P12" style:family="paragraph" style:parent-style-name="Standard" style:list-style-name="L1">
      <style:text-properties officeooo:rsid="00259ffa" officeooo:paragraph-rsid="0027a579"/>
    </style:style>
    <style:style style:name="P13" style:family="paragraph" style:parent-style-name="Standard" style:list-style-name="L1">
      <style:text-properties officeooo:rsid="00277926" officeooo:paragraph-rsid="002a353f"/>
    </style:style>
    <style:style style:name="P14" style:family="paragraph" style:parent-style-name="Standard" style:list-style-name="L1">
      <style:text-properties officeooo:rsid="0020e9f9" officeooo:paragraph-rsid="0020e9f9"/>
    </style:style>
    <style:style style:name="P15" style:family="paragraph" style:parent-style-name="Standard" style:list-style-name="L1">
      <style:text-properties officeooo:rsid="001f793c" officeooo:paragraph-rsid="001f793c"/>
    </style:style>
    <style:style style:name="P16" style:family="paragraph" style:parent-style-name="Standard" style:list-style-name="L1">
      <style:text-properties officeooo:rsid="00216fdb" officeooo:paragraph-rsid="00216fdb"/>
    </style:style>
    <style:style style:name="P17" style:family="paragraph" style:parent-style-name="Standard" style:list-style-name="L1">
      <style:text-properties officeooo:rsid="00227988" officeooo:paragraph-rsid="00227988"/>
    </style:style>
    <style:style style:name="P18" style:family="paragraph" style:parent-style-name="Standard" style:list-style-name="L1">
      <style:text-properties officeooo:rsid="00250282" officeooo:paragraph-rsid="00250282"/>
    </style:style>
    <style:style style:name="T1" style:family="text">
      <style:text-properties officeooo:rsid="001b297e"/>
    </style:style>
    <style:style style:name="T2" style:family="text">
      <style:text-properties officeooo:rsid="001bd77c"/>
    </style:style>
    <style:style style:name="T3" style:family="text">
      <style:text-properties officeooo:rsid="00243585"/>
    </style:style>
    <style:style style:name="T4" style:family="text">
      <style:text-properties officeooo:rsid="00259ffa"/>
    </style:style>
    <style:style style:name="T5" style:family="text">
      <style:text-properties officeooo:rsid="00277926"/>
    </style:style>
    <style:style style:name="T6" style:family="text">
      <style:text-properties officeooo:rsid="0027a579"/>
    </style:style>
    <style:style style:name="T7" style:family="text">
      <style:text-properties officeooo:rsid="0029000f"/>
    </style:style>
    <style:style style:name="T8" style:family="text">
      <style:text-properties officeooo:rsid="002a353f"/>
    </style:style>
    <style:style style:name="T9" style:family="text">
      <style:text-properties officeooo:rsid="002c29a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60289691640944060" text:style-name="L1">
        <text:list-item>
          <text:p text:style-name="P6"><text:a xlink:type="simple" xlink:href="http://fxexperience.com/2011/10/fxml-why-it-rocks-and-the-next-phase/comment-page-1/"><text:span text:style-name="T9">http://fxexperience.com/2011/10/fxml-why-it-rocks-and-the-next-phase/comment-page-1/</text:span></text:a></text:p>
          <text:list>
            <text:list-item>
              <text:p text:style-name="P6"><text:span text:style-name="T9">this looks to accomplish what i was attempting</text:span></text:p>
            </text:list-item>
          </text:list>
        </text:list-item>
        <text:list-item>
          <text:p text:style-name="P5">Model</text:p>
          <text:list>
            <text:list-item>
              <text:p text:style-name="P1"><text:span text:style-name="T1">StringProperty (Abstract class) </text:span><text:span text:style-name="T2">name</text:span></text:p>
              <text:list>
                <text:list-item>
                  <text:p text:style-name="P1"><text:a xlink:type="simple" xlink:href="https://docs.oracle.com/javafx/2/binding/jfxpub-binding.htm"><text:span text:style-name="T1">https://docs.oracle.com/javafx/2/binding/jfxpub-binding.htm</text:span></text:a></text:p>
                </text:list-item>
                <text:list-item>
                  <text:p text:style-name="P5">?have change listener? Built in?</text:p>
                </text:list-item>
              </text:list>
            </text:list-item>
            <text:list-item>
              <text:p text:style-name="P8">GetName() <text:span text:style-name="T7">make it return </text:span><text:span text:style-name="T6">StringProperty? </text:span><text:span text:style-name="T7">Or String</text:span></text:p>
            </text:list-item>
            <text:list-item>
              <text:p text:style-name="P7">setName()</text:p>
            </text:list-item>
          </text:list>
        </text:list-item>
        <text:list-item>
          <text:p text:style-name="P7">View</text:p>
          <text:list>
            <text:list-item>
              <text:p text:style-name="P9">add import for package so that...</text:p>
              <text:list>
                <text:list-item>
                  <text:p text:style-name="P9">&lt;?import simplefxml_mvc.*?&gt;</text:p>
                </text:list-item>
              </text:list>
            </text:list-item>
            <text:list-item>
              <text:p text:style-name="P7">set fx:ids</text:p>
            </text:list-item>
            <text:list-item>
              <text:p text:style-name="P7">set controller</text:p>
            </text:list-item>
            <text:list-item>
              <text:p text:style-name="P10">nameTextField</text:p>
              <text:list>
                <text:list-item>
                  <text:p text:style-name="P10">set the OnAction – nameTextFieldAction</text:p>
                </text:list-item>
                <text:list-item>
                  <text:p text:style-name="P10">will create in the View: #nameTextFieldAction</text:p>
                  <text:list>
                    <text:list-item>
                      <text:p text:style-name="P10">Create function in Controller</text:p>
                    </text:list-item>
                  </text:list>
                </text:list-item>
              </text:list>
            </text:list-item>
            <text:list-item>
              <text:p text:style-name="P11">auto update name value</text:p>
              <text:list>
                <text:list-item>
                  <text:p text:style-name="P11">&lt;Label fx:id="name" layoutX="71.0" layoutY="92.0" text="${controller.sps}" /&gt;</text:p>
                  <text:list>
                    <text:list-item>
                      <text:p text:style-name="P11">requires a Property in controller (note lowercase 'c') called sps and a getSps() function</text:p>
                    </text:list-item>
                    <text:list-item>
                      <text:p text:style-name="P11">How to tie directly to model's name value?</text:p>
                      <text:list>
                        <text:list-item>
                          <text:p text:style-name="P4"><text:span text:style-name="T4">"${controller.</text:span><text:span text:style-name="T5">model.name</text:span><text:span text:style-name="T4">}" </text:span><text:span text:style-name="T5">doesn't work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"><text:span text:style-name="T8">Other method See Below .bind()</text:span></text:p>
                </text:list-item>
              </text:list>
            </text:list-item>
          </text:list>
        </text:list-item>
        <text:list-item>
          <text:p text:style-name="P10">Controller</text:p>
          <text:list>
            <text:list-item>
              <text:p text:style-name="P14">create reference to name TF</text:p>
              <text:list>
                <text:list-item>
                  <text:p text:style-name="P14">@FXML private TextField nameTextField;</text:p>
                </text:list-item>
              </text:list>
            </text:list-item>
            <text:list-item>
              <text:p text:style-name="P10">create nameTextFieldAction()</text:p>
              <text:list>
                <text:list-item>
                  <text:p text:style-name="P15">@FXML private void nameTextFieldAction(ActionEvent event)</text:p>
                </text:list-item>
              </text:list>
            </text:list-item>
            <text:list-item>
              <text:p text:style-name="P16">create a reference to the name value</text:p>
              <text:list>
                <text:list-item>
                  <text:p text:style-name="P16">@FXML private Label namevalue;</text:p>
                </text:list-item>
              </text:list>
            </text:list-item>
            <text:list-item>
              <text:p text:style-name="P17">add a change listener to the model to (TF -&gt; model -&gt; Label)</text:p>
              <text:list>
                <text:list-item>
                  <text:p text:style-name="P18">How?!?</text:p>
                </text:list-item>
                <text:list-item>
                  <text:p text:style-name="P2"><text:a xlink:type="simple" xlink:href="http://stackoverflow.com/questions/19822717/binding-a-labels-text-property-in-an-fxml-file-to-an-integerproperty-in-a-co"><text:span text:style-name="T3">http://stackoverflow.com/questions/19822717/binding-a-labels-text-property-in-an-fxml-file-to-an-integerproperty-in-a-co</text:span></text:a></text:p>
                </text:list-item>
                <text:list-item>
                  <text:p text:style-name="P3"><text:a xlink:type="simple" xlink:href="https://community.oracle.com/message/10476076"><text:span text:style-name="T4">https://community.oracle.com/message/10476076</text:span></text:a></text:p>
                </text:list-item>
                <text:list-item>
                  <text:p text:style-name="P3"><text:a xlink:type="simple" xlink:href="http://docs.oracle.com/javafx/2/api/javafx/fxml/doc-files/introduction_to_fxml.html#event_handler_attributes"><text:span text:style-name="T4">http://docs.oracle.com/javafx/2/api/javafx/fxml/doc-files/introduction_to_fxml.html#event_handler_attributes</text:span></text:a></text:p>
                </text:list-item>
                <text:list-item>
                  <text:p text:style-name="P12"><text:a xlink:type="simple" xlink:href="https://www.youtube.com/watch?v=FgJZwZyZ_eg"><text:span text:style-name="T6">https://www.youtube.com/watch?v=FgJZwZyZ_eg</text:span></text:a><text:span text:style-name="T6"> </text:span></text:p>
                  <text:list>
                    <text:list-item>
                      <text:p text:style-name="P12"><text:span text:style-name="T6">nameValue.textProperty().bind(model.getName());</text:span></text:p>
                      <text:list>
                        <text:list-item>
                          <text:p text:style-name="P12"><text:span text:style-name="T6">getName must return StringProper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9M</meta:editing-duration>
    <meta:editing-cycles>18</meta:editing-cycles>
    <meta:generator>LibreOffice/4.0.1.2$Windows_x86 LibreOffice_project/84102822e3d61eb989ddd325abf1ac077904985</meta:generator>
    <dc:date>2014-12-14T14:36:46.36</dc:date>
    <meta:document-statistic meta:table-count="0" meta:image-count="0" meta:object-count="0" meta:page-count="1" meta:paragraph-count="38" meta:word-count="185" meta:character-count="1599" meta:non-whitespace-character-count="1488"/>
    <meta:user-defined meta:name="Info 1"/>
    <meta:user-defined meta:name="Info 2"/>
    <meta:user-defined meta:name="Info 3"/>
    <meta:user-defined meta:name="Info 4"/>
  </office:meta>
</office:document-meta>
</file>